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60000032FC000032FC603F2AC8E298807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458cm" fo:min-width="0.206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02cm" svg:stroke-color="#ffffff" draw:marker-start-width="0.06cm" draw:marker-end-width="0.06cm" svg:stroke-opacity="50%" draw:fill="solid" draw:fill-color="#000000" draw:textarea-horizontal-align="center" draw:textarea-vertical-align="middle" fo:min-height="8.45cm" fo:padding-top="0.135cm" fo:padding-bottom="0.135cm" fo:padding-left="0.26cm" fo:padding-right="0.26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0pt" style:font-size-asian="200pt" style:font-size-complex="200pt"/>
    </style:style>
    <style:style style:name="P3" style:family="paragraph">
      <loext:graphic-properties draw:fill="solid" draw:fill-color="#000000"/>
      <style:paragraph-properties fo:text-align="center"/>
      <style:text-properties fo:font-size="200pt" style:font-size-asian="200pt" style:font-size-complex="200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1.992cm" svg:x="1.682cm" svg:y="6.004cm">
          <draw:image xlink:href="Pictures/20000060000032FC000032FC603F2AC8E2988077.svm" xlink:type="simple" xlink:show="embed" xlink:actuate="onLoad">
            <text:p/>
          </draw:image>
        </draw:frame>
        <draw:custom-shape draw:style-name="gr2" draw:text-style-name="P2" draw:layer="layout" svg:width="1.996cm" svg:height="2cm" svg:x="1.68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text-style-name="P3" draw:layer="layout" svg:width="0.425cm" svg:height="0.548cm" svg:x="1.937cm" svg:y="6.674cm" svg:viewBox="0 0 426 549" svg:d="M426 394c0 3 0 7 0 10-1 4-1 7-1 10-1 3-1 6-1 10-1 3-2 6-2 9-1 2-2 5-2 8-1 3-2 6-3 9-1 2-3 5-4 8-1 2-2 5-3 7-2 2-3 5-5 7-1 3-3 5-4 7-2 2-4 4-5 7-2 2-4 4-6 6s-3 4-5 6c-2 1-5 3-7 5s-4 3-6 5-4 3-7 5c-2 1-4 3-7 4-2 2-5 3-7 5-3 1-5 2-8 3-2 2-5 3-8 4-2 1-5 2-8 3s-5 2-8 3-6 2-9 3-6 1-9 2c-6 1-12 2-19 4-6 1-12 2-19 2-6 1-13 2-19 2-7 0-14 0-20 1-75 0-149 0-224 0 0-183 0-366 0-549 67 0 133 0 200 0 7 0 15 0 22 0 7 1 14 1 21 2s14 2 20 2c6 1 12 2 19 4 3 0 6 1 9 2 2 0 5 1 8 2s5 2 8 2c3 1 5 2 8 3 2 1 5 2 7 3 3 2 5 3 7 4 3 1 5 2 7 4 2 1 5 2 7 4 2 1 4 2 6 4 2 1 3 3 5 4 2 2 4 3 6 5 1 2 3 3 5 5 1 2 3 4 4 5 2 2 3 4 4 6 2 2 3 4 4 6s3 4 4 6 2 4 3 6c1 3 2 5 3 7 0 3 1 5 2 7 0 3 1 5 2 8 0 2 0 5 1 7 0 3 1 6 1 8 0 3 0 6 1 9 0 2 0 5 0 8 0 2 0 4 0 6s0 4-1 6c0 1 0 3 0 5s0 4-1 5c0 2 0 4-1 6 0 2 0 3-1 5 0 2-1 3-1 5-1 2-1 4-2 5 0 2-1 4-1 5-1 2-2 4-2 5-1 2-2 3-2 5-1 2-2 3-3 5-1 1-1 3-2 4-1 2-2 3-3 5-1 1-2 3-3 4s-2 3-3 4c-1 2-2 3-3 4-2 2-3 3-4 4s-3 3-4 4-3 2-4 4c-1 1-3 2-4 3-2 1-3 2-4 3-2 1-4 3-5 4-2 1-3 2-5 3s-3 2-5 3c-2 0-3 1-5 2s-4 2-6 3c-2 0-3 1-5 2s-4 1-6 2-4 1-6 2-4 1-6 2c-3 0-5 1-7 1 3 1 6 1 8 1 3 1 6 1 8 2 3 0 5 1 8 1 3 1 5 1 7 2 3 1 5 1 8 2 2 1 4 2 7 2 2 1 4 2 6 3 3 1 5 2 7 2 2 1 4 2 6 3s4 2 6 4c2 1 4 2 6 3s4 2 5 3c2 2 4 3 6 4 1 1 3 3 5 4 1 1 3 3 4 4 2 1 3 3 5 4 1 2 3 3 4 5 1 1 3 3 4 4 1 2 2 4 3 5 2 2 3 4 4 5 1 2 2 4 3 5 1 2 2 4 3 6s2 3 3 5c0 2 1 4 2 6s1 4 2 6 1 4 2 6c0 2 1 4 1 6 1 2 1 4 2 6 0 2 0 4 1 6 0 2 0 5 0 7 1 2 1 4 1 6 0 3 0 5 0 7zM319 142c0-3 0-7-1-11 0-1 0-3 0-5-1-1-1-3-1-5 0-1-1-3-1-4-1-2-1-3-1-5-1-1-2-3-2-4-1-1-1-3-2-4 0-1-1-3-2-4s-1-2-2-4c-1-1-2-2-3-3s-1-2-2-3-2-2-3-3-2-2-3-3c-2-1-3-2-4-3s-2-2-4-2c-1-1-2-2-4-3-1 0-2-1-4-2-3-1-6-2-9-4-3-1-6-2-9-3-4-1-7-2-11-3-4 0-8-1-11-2-5 0-9-1-13-1-4-1-9-1-13-1-5 0-9 0-14 0-42 0-84 0-125 0 0 57 0 115 0 173 41 0 83 0 125 0 5 0 11 0 16 0 5-1 9-1 14-1 3-1 5-1 7-1 2-1 4-1 7-1 2-1 4-1 6-2 2 0 4-1 6-1 1-1 3-1 5-2 2 0 4-1 5-2 2 0 4-1 5-2 2-1 3-1 5-2s3-2 4-2c2-1 3-2 5-3 1-1 2-2 4-3 1-1 2-2 3-3s3-2 4-3 2-2 3-3 2-2 3-3 1-2 2-4c1-1 2-2 3-3s1-3 2-4 1-3 2-4c0-1 1-3 2-4 0-2 1-3 1-4 0-2 1-3 1-5 1-1 1-3 1-4 1-2 1-3 1-5 1-2 1-3 1-5 0-1 0-3 0-5 1-1 1-3 1-5 0-1 0-3 0-5zM350 388c0-2 0-4 0-6s0-4 0-6-1-4-1-6-1-4-1-6-1-4-1-5c-1-2-1-4-2-6-1-1-1-3-2-5-1-1-1-3-2-4-1-2-2-3-3-5 0-1-2-3-2-4-1-1-2-3-3-4-2-1-3-3-4-4s-2-2-3-3c-2-2-3-3-4-4-2-1-3-2-4-3-2-1-3-2-5-3-1-1-3-2-4-3-2-1-3-2-5-3-2 0-3-1-5-2s-4-2-5-2c-2-1-4-2-6-2-2-1-4-2-6-2-2-1-4-1-6-2-2 0-4-1-6-1-4-1-8-2-13-3-4 0-9-1-14-1-4-1-9-1-14-1-5-1-10-1-15-1-47 0-93 0-139 0 0 66 0 132 0 198 48 0 96 0 145 0 4 0 9 0 14 0 4-1 8-1 13-1 4-1 9-1 13-2 4 0 8-1 12-2 2 0 4 0 6-1 2 0 4-1 6-1 2-1 3-2 5-2 2-1 4-1 6-2 1-1 3-2 5-2 1-1 3-2 5-3 1 0 3-1 4-2 2-1 3-2 5-3 1-1 2-2 4-3 1-1 2-2 4-3 1-2 2-3 3-4 2-1 3-2 4-4 1-1 2-2 3-4 1-1 2-2 3-4 1-1 2-3 3-4 1-2 2-4 3-5 0-2 1-4 2-5 1-2 1-4 2-5 1-2 1-4 2-6 0-2 1-4 1-6s1-4 1-6 1-5 1-7 0-4 0-7c0-2 0-4 0-7z">
            <text:p/>
          </draw:path>
          <draw:path draw:style-name="gr3" draw:text-style-name="P3" draw:layer="layout" svg:width="0.069cm" svg:height="0.577cm" svg:x="2.459cm" svg:y="6.645cm" svg:viewBox="0 0 70 578" svg:d="M0 578c0-193 0-385 0-578 23 0 47 0 70 0 0 193 0 385 0 578-23 0-47 0-70 0z">
            <text:p/>
          </draw:path>
          <draw:path draw:style-name="gr3" draw:text-style-name="P3" draw:layer="layout" svg:width="0.377cm" svg:height="0.436cm" svg:x="2.616cm" svg:y="6.793cm" svg:viewBox="0 0 378 437" svg:d="M378 218c0 9-1 18-1 27-1 8-1 16-2 25-2 8-3 15-4 23-2 7-4 14-5 21-3 7-5 14-7 20-2 3-3 6-4 9-2 3-3 6-5 9-1 3-3 6-4 8-2 3-4 6-6 8-1 3-3 5-5 8-2 2-4 4-6 7-2 2-4 4-6 6-3 2-5 4-7 6s-5 4-7 6-5 4-7 5c-3 2-5 4-8 5-3 2-5 3-8 5-3 1-5 2-8 4-3 1-6 2-9 3s-6 2-9 3-6 2-9 3c-7 2-14 3-20 4-7 1-14 2-21 3-8 0-15 1-23 1-4 0-7 0-11 0-3-1-7-1-10-1-4 0-7-1-11-1-3-1-6-1-10-1-3-1-6-2-9-2-4-1-7-2-10-3s-6-1-9-2-6-2-9-3c-3-2-5-3-8-4s-6-3-8-4c-3-1-6-3-8-4-3-2-5-4-8-5-2-2-5-4-7-5-2-2-5-4-7-6s-4-4-6-6c-2-3-5-5-7-7-1-2-3-5-5-7s-4-5-6-7c-2-3-3-6-5-8-2-3-3-6-5-9-1-3-3-5-4-8-2-3-3-6-4-10-2-3-3-6-4-9-1-4-2-7-3-10-1-4-2-7-3-11-1-3-2-7-3-11s-1-7-2-11-1-8-2-12c0-4-1-8-1-12-1-5-1-9-1-13 0-9-1-18-1-27s0-18 1-26c0-9 1-17 2-25s2-15 4-23c1-7 3-14 5-21s4-13 6-20c3-6 6-12 9-18 3-5 6-11 9-16 4-5 8-10 11-15 5-4 9-8 13-12 5-4 9-8 14-11s10-7 16-10c5-2 11-5 17-7s12-4 18-6c7-2 13-3 20-5 7 0 14-1 22-2 7 0 15-1 23-1 4 0 8 0 12 0s7 1 11 1 8 1 12 1c3 0 7 1 10 1 4 1 7 2 11 2 3 1 6 2 10 3 3 1 6 1 9 2 3 2 6 3 9 4s6 2 9 3c3 2 6 3 9 4 2 2 5 3 8 5 2 1 5 3 7 5 2 1 5 3 7 5s5 4 7 6 4 4 6 6 4 4 6 6c2 3 4 5 6 8 1 2 3 5 5 7 1 3 3 5 5 8 1 3 2 5 4 8 1 3 3 6 4 9s3 6 4 9 2 6 3 10c1 3 2 6 3 10 1 3 2 7 2 10 1 4 2 7 3 11 0 4 1 7 2 11 0 4 1 8 1 12 1 8 2 16 2 25 0 8 1 17 1 26zM304 218c0-8 0-16-1-23 0-8 0-15-1-22-1-6-1-13-2-19-1-3-1-6-2-9 0-2-1-5-2-8 0-3-1-5-2-8 0-2-1-5-2-7s-2-5-2-7c-1-2-2-4-3-7-1-2-2-4-3-6s-2-4-3-6c-1-1-2-3-3-5-2-2-3-3-4-5-1-1-2-3-4-5-1-1-2-2-4-4-1-1-2-2-4-4-1-1-3-2-4-3-2-1-3-2-5-3-1-1-3-2-5-3-1-1-3-2-5-3-1 0-3-1-5-2-1 0-3-1-5-1-2-1-4-1-5-2-2 0-4-1-6-1-2-1-4-1-6-1-2-1-4-1-6-1s-4-1-6-1-5 0-7 0-4 0-6 0c-3 0-5 0-7 0s-4 0-7 0c-2 1-4 1-6 1s-4 0-6 1c-2 0-4 1-6 1s-4 1-6 1c-2 1-4 1-5 2-2 1-4 1-6 2-2 0-4 1-5 2-2 1-4 2-5 2-2 1-4 2-5 3-2 1-3 2-5 4-2 1-3 2-5 3-1 1-2 3-4 4-1 2-3 3-4 4-1 2-3 3-4 5s-2 3-4 5c-1 2-2 4-3 5-1 2-2 4-3 6s-2 4-3 6c-1 3-2 5-3 7s-2 5-3 7c0 3-1 5-2 7-1 3-1 6-2 8-1 3-1 6-2 8-1 3-1 6-2 9 0 3-1 6-1 9 0 4-1 7-1 10-1 7-1 14-2 21 0 8 0 15 0 23s0 16 0 23c1 8 1 15 2 22 0 3 1 6 1 10 1 3 1 6 2 9 0 3 1 6 1 9 1 3 2 5 2 8 1 3 2 5 3 8 1 2 1 5 2 7 1 3 2 5 3 7 1 3 2 5 3 7s2 4 3 6 2 4 3 6 2 4 3 5c2 2 3 4 4 5 1 2 3 3 4 5 1 1 3 3 4 4 1 2 3 3 4 4 2 1 3 3 4 4 2 1 4 2 5 3 2 1 3 2 5 3 1 0 3 1 5 2 1 1 3 2 5 2 1 1 3 2 5 2 2 1 3 1 5 2 2 0 4 1 6 1 1 0 3 1 5 1s4 1 6 1 4 0 6 1c1 0 3 0 5 0s4 0 6 0c3 0 5 0 7 0s4 0 6 0c3-1 5-1 7-1s4-1 6-1 4-1 6-1 4-1 6-1c2-1 4-1 6-2 1 0 3-1 5-1 2-1 4-2 6-3 1 0 3-1 5-2 1-1 3-2 5-3 1-1 3-2 4-3 2-1 3-2 5-3 1-2 3-3 4-4 2-2 3-3 4-5 2-1 3-3 4-4 2-2 3-4 4-5 1-2 2-4 4-6 1-1 2-3 3-5s2-4 3-7c1-2 2-4 3-6 1-3 1-5 2-7 1-3 2-5 3-8 0-2 1-5 2-8 0-2 1-5 2-8 0-3 1-6 1-9 1-3 1-6 2-9 0-4 1-7 1-10 0-7 1-14 1-22 1-7 1-15 1-23z">
            <text:p/>
          </draw:path>
          <draw:path draw:style-name="gr3" draw:text-style-name="P3" draw:layer="layout" svg:width="0.359cm" svg:height="0.592cm" svg:x="3.061cm" svg:y="6.794cm" svg:viewBox="0 0 360 593" svg:d="M181 593c-6 0-12 0-18 0-6-1-11-1-17-1-2-1-5-1-8-2-2 0-5 0-7-1-3 0-5-1-8-1-2-1-5-1-7-2s-5-1-7-2-4-1-6-2c-3-1-5-2-7-3-2 0-4-1-6-2s-4-2-6-3-4-2-6-3c-1-1-3-2-5-3s-3-2-5-3-3-3-5-4c-1-1-3-2-4-3-2-2-3-3-5-4-1-2-3-3-4-4-1-2-3-3-4-5-1-1-2-3-4-4-1-1-2-3-3-5-1-1-2-3-3-4-1-2-2-3-3-5s-2-3-3-5-2-3-3-5-1-4-2-5c-1-2-2-4-2-6-1-1-2-3-2-5-1-2-1-4-2-6 0-2-1-4-1-6 23-3 47-6 70-10 1 3 2 5 2 7 1 3 2 5 3 7s2 4 3 6 2 4 4 6c1 2 2 4 4 6 1 1 3 3 4 4 2 2 4 4 6 5s3 3 5 4 5 3 7 4 4 2 6 3c3 1 5 2 7 3 3 1 6 1 8 2 3 1 6 1 8 2 3 0 6 1 9 1s6 1 9 1 6 0 9 0c2 0 4 0 6 0s4 0 6 0c2-1 4-1 6-1s3 0 5-1c2 0 4 0 6-1 1 0 3 0 5-1 2 0 3-1 5-1 2-1 3-1 5-2 1 0 3-1 5-1 1-1 3-2 4-2 2-1 3-2 5-3 1-1 2-1 4-2 1-1 3-2 4-3s3-2 4-3 2-2 4-3c1-2 2-3 3-4s2-2 3-4c1-1 2-2 3-4 2-1 2-3 3-4 1-2 2-3 3-5 1-1 2-3 3-4 0-2 1-4 2-6 1-1 2-3 2-5 1-2 2-4 2-6 1-2 1-4 2-6 0-2 1-4 1-6 1-2 1-4 2-7 0-2 0-4 1-7 0-2 0-4 1-7 0-2 0-5 0-8 0-5 0-10 1-16 0-22 0-45 0-67-1 0-1 0-1 0-2 2-3 5-4 8-2 2-3 5-5 7-2 3-3 5-5 8-2 2-4 5-6 7 0 1-2 3-3 4s-2 2-3 3-2 2-3 4c-1 1-2 2-3 3-2 1-3 2-4 3s-2 2-4 3c-1 1-2 2-4 3-1 1-2 2-4 3-1 1-3 2-4 3s-3 2-4 2c-2 1-3 2-5 3-1 1-3 1-5 2-1 1-3 2-4 2-2 1-4 2-6 2-1 1-3 2-5 2-2 1-3 2-5 2-2 1-4 1-6 2-2 0-4 1-5 1-3 1-4 1-7 1-2 1-4 1-6 1s-4 1-6 1-4 0-7 1c-2 0-4 0-6 0-3 0-5 0-7 0-3 0-7 0-10 0s-6-1-10-1c-3 0-6-1-9-1s-6-1-9-1c-2-1-5-2-8-2-3-1-5-2-8-3s-5-1-8-2c-2-1-5-2-7-3-2-2-5-3-7-4s-5-3-7-4-4-3-6-4c-2-2-4-4-6-5-2-2-4-4-6-6-2-1-4-3-5-5-2-2-4-4-5-6-2-2-3-5-5-7s-3-4-4-7c-2-2-3-5-4-7-2-3-3-5-4-8-1-2-3-5-4-8s-2-6-3-8c-1-3-2-6-3-9s-2-7-2-10c-1-3-2-6-3-9-1-7-2-14-3-21-1-8-2-15-3-23 0-8-1-15-1-23-1-9-1-17-1-26 0-8 0-16 1-25 0-7 1-15 1-23 1-7 2-15 3-22s2-14 3-21c1-3 2-7 3-10s1-6 2-10c1-3 2-6 3-9s2-6 3-9c2-2 3-5 4-8s3-5 4-8c1-2 3-5 4-8 2-2 3-4 5-7 1-2 3-4 5-7 1-2 3-4 5-6s4-4 6-6 4-4 5-6c3-1 5-3 7-5s4-3 7-5c2-1 4-3 7-4 2-1 5-3 7-4 3-1 5-2 8-3 2-1 5-3 8-4 3 0 6-1 9-2s6-2 9-2c3-1 6-1 9-2 3 0 7-1 10-1s7-1 10-1c4 0 7 0 11 0 3 0 7 0 11 0 3 1 7 1 10 1 4 1 7 1 11 2 3 1 6 1 10 2 3 1 6 2 9 3s6 2 9 4c3 1 6 2 9 4 3 1 6 3 9 4 2 2 5 4 8 6 2 2 5 4 7 6s5 4 7 6c2 3 5 5 7 7 2 3 4 5 6 8 2 2 4 5 6 8 1 3 3 6 5 8 1 4 3 7 5 10 1-8 1-15 1-22 0-8 1-15 1-23 1-6 1-12 1-18 1-2 1-3 1-4s0-2 0-3v-1h1c0-1 0-1 0-1 22 0 45 0 67 0 0 0 0 1 0 2s0 1 0 2c-1 3-1 5-1 8 0 6 0 13-1 20 0 8 0 17 0 25 0 10 0 20-1 30 0 107 0 214 0 322 0 7 0 14 0 21-1 7-2 14-2 20-1 7-3 13-4 19s-3 11-4 17c-1 3-2 6-3 8-1 3-2 6-4 8-1 3-2 5-3 8-1 2-3 4-4 7-1 2-3 4-4 7-2 2-3 4-5 6-1 2-3 4-5 6s-3 4-5 6-4 3-6 5-4 4-6 5c-2 2-4 3-6 5-2 1-5 3-7 4-2 2-4 3-7 4-2 1-5 3-7 4-3 1-5 2-8 3s-5 2-8 3c-6 2-12 3-18 5-6 1-12 2-18 4-7 0-14 1-21 2-7 0-14 0-21 0zM288 217c-1-7-1-14-1-21 0-3-1-7-1-10s0-6-1-10c0-3-1-6-1-9-1-3-1-6-2-9 0-2-1-5-2-8 0-3-1-5-2-8s-2-5-3-8c0-2-1-5-2-7s-2-5-3-7-2-4-3-7c-1-2-2-4-3-6s-3-4-4-6c-1-1-2-3-3-5-2-2-3-4-4-5-2-2-3-4-4-5-2-2-3-3-4-5-2-1-3-2-5-4-1-1-3-2-4-4-1-1-3-2-5-3-1-1-3-2-4-3-2-1-3-2-5-3s-3-2-5-3c-2 0-3-1-5-2-2 0-3-1-5-2-2 0-3-1-5-1-2-1-4-1-5-2-2 0-4 0-5-1-2 0-4 0-6 0-1 0-3-1-5-1s-3 0-5 0-5 0-7 0-4 1-6 1-4 0-6 0c-2 1-4 1-6 1-2 1-4 1-6 2-2 0-3 1-5 1-2 1-4 2-5 2-2 1-4 2-5 2-2 1-4 2-5 3-2 1-3 2-5 3-1 1-3 2-4 3s-3 2-4 4c-1 1-3 2-4 3-1 2-3 3-4 5-1 1-2 3-3 4-1 2-2 3-3 5s-3 3-4 5-1 4-2 6-2 4-3 6-2 4-3 6c0 2-1 4-2 6 0 3-1 5-2 7 0 3-1 5-2 8 0 2-1 5-1 7-1 6-2 11-3 17s-1 12-2 18c0 6-1 13-1 19 0 7 0 14 0 21 0 8 0 15 0 22s1 13 1 20c1 6 1 12 2 18s2 11 3 17c0 2 1 5 1 7 1 3 2 5 2 7 1 3 1 5 2 7s2 5 2 7c1 2 2 4 3 6s2 4 2 5c1 2 2 4 3 6 1 1 2 3 3 5 1 1 2 3 3 4 2 2 3 3 4 5 1 1 2 2 4 4 1 1 2 2 3 3 2 1 3 2 5 3 1 1 2 2 4 3 1 1 3 2 4 3 2 1 3 1 5 2s3 1 5 2c2 0 3 1 5 2 2 0 4 1 5 1 2 0 4 1 6 1 2 1 4 1 6 1s4 1 6 1 4 0 6 0 4 0 7 0c1 0 3 0 5 0s3 0 5 0c2-1 4-1 5-1 2 0 4-1 6-1 1-1 3-1 5-1 1-1 3-1 5-2 1 0 3-1 5-2 2 0 3-1 5-2s3-1 5-2 3-2 5-3c1-1 3-2 4-3 2-1 3-2 5-3 1-2 3-3 4-4 2-1 3-3 5-4 1-2 3-3 4-4 1-2 3-4 4-5 1-2 3-4 4-5 1-2 2-4 4-6 1-2 2-3 3-5s2-4 4-6c1-3 2-5 3-7s2-4 3-7c0-2 1-5 2-7s2-5 3-7c1-3 1-6 2-8 1-3 1-6 2-9 1-2 1-5 2-8 0-3 1-6 1-9 0-4 1-7 1-10s1-6 1-10c0-7 0-14 1-2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3T10:02:35.629359370</dc:date>
    <meta:editing-duration>PT11M28S</meta:editing-duration>
    <meta:editing-cycles>2</meta:editing-cycles>
    <meta:generator>LibreOffice/5.2.7.2$Linux_X86_64 LibreOffice_project/20m0$Build-2</meta:generator>
    <meta:document-statistic meta:object-count="7"/>
  </office:meta>
</office:document-meta>
</file>